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99cm"/>
    </style:style>
    <style:style style:name="co4" style:family="table-column">
      <style:table-column-properties fo:break-before="auto" style:column-width="3.161cm"/>
    </style:style>
    <style:style style:name="co5" style:family="table-column">
      <style:table-column-properties fo:break-before="auto" style:column-width="2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8.659cm" svg:height="4.034cm" svg:x="18.423cm" svg:y="7.21cm">
            <draw:object draw:notify-on-update-of-ranges="Лист1.A9:Лист1.A9 Лист1.A10:Лист1.A15 Лист1.B9:Лист1.B9 Лист1.B10:Лист1.B15 Лист1.D9:Лист1.D9 Лист1.D10:Лист1.D15 Лист1.F9:Лист1.F9 Лист1.F10:Лист1.F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914cm" svg:height="5.013cm" svg:x="0.485cm" svg:y="10.732cm">
            <draw:object draw:notify-on-update-of-ranges="Лист1.A9:Лист1.A9 Лист1.A10:Лист1.A15 Лист1.B9:Лист1.B9 Лист1.B10:Лист1.B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83cm" svg:height="4.591cm" svg:x="6.93cm" svg:y="10.853cm">
            <draw:object draw:notify-on-update-of-ranges="Лист1.A9:Лист1.A9 Лист1.A10:Лист1.A15 Лист1.D9:Лист1.D9 Лист1.D10:Лист1.D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49cm" svg:height="4.004cm" svg:x="13.783cm" svg:y="11.636cm">
            <draw:object draw:notify-on-update-of-ranges="Лист1.A9:Лист1.A9 Лист1.A10:Лист1.A15 Лист1.F9:Лист1.F9 Лист1.F10:Лист1.F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Курс доллара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50.5" calcext:value-type="float">
            <text:p>50,5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Оборудование</text:p>
          </table:table-cell>
          <table:covered-table-cell/>
          <table:table-cell office:value-type="string" calcext:value-type="string">
            <text:p>Мониторы</text:p>
          </table:table-cell>
          <table:table-cell office:value-type="string" calcext:value-type="string">
            <text:p>Принтеры</text:p>
          </table:table-cell>
          <table:table-cell office:value-type="string" calcext:value-type="string">
            <text:p>Процессоры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Цена за еденицу в у.е</text:p>
          </table:table-cell>
          <table:covered-table-cell/>
          <table:table-cell office:value-type="float" office:value="360" calcext:value-type="float">
            <text:p>360</text:p>
          </table:table-cell>
          <table:table-cell office:value-type="float" office:value="320" calcext:value-type="float">
            <text:p>320</text:p>
          </table:table-cell>
          <table:table-cell office:value-type="float" office:value="285" calcext:value-type="float">
            <text:p>28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Цена за еденицу в руб</text:p>
          </table:table-cell>
          <table:covered-table-cell/>
          <table:table-cell table:formula="of:=[.C5]*Курс" office:value-type="float" office:value="18180" calcext:value-type="float">
            <text:p>18180</text:p>
          </table:table-cell>
          <table:table-cell table:formula="of:=[.D5]*Курс" office:value-type="float" office:value="16160" calcext:value-type="float">
            <text:p>16160</text:p>
          </table:table-cell>
          <table:table-cell table:formula="of:=[.E5]*Курс" office:value-type="float" office:value="14392.5" calcext:value-type="float">
            <text:p>14392,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9" table:number-rows-spanned="1">
            <text:p>Объем продаж компьютеров</text:p>
          </table:table-cell>
          <table:covered-table-cell table:number-columns-repeated="5"/>
          <table:covered-table-cell table:number-columns-repeated="3" table:style-name="ce1"/>
        </table:table-row>
        <table:table-row table:style-name="ro1">
          <table:table-cell office:value-type="string" calcext:value-type="string">
            <text:p>Месяц</text:p>
          </table:table-cell>
          <table:table-cell office:value-type="string" calcext:value-type="string">
            <text:p>Мониторы</text:p>
          </table:table-cell>
          <table:table-cell office:value-type="string" calcext:value-type="string">
            <text:p>Стоимость в руб</text:p>
          </table:table-cell>
          <table:table-cell office:value-type="string" calcext:value-type="string">
            <text:p>Принтеры</text:p>
          </table:table-cell>
          <table:table-cell office:value-type="string" calcext:value-type="string">
            <text:p>Стоимость в руб</text:p>
          </table:table-cell>
          <table:table-cell office:value-type="string" calcext:value-type="string">
            <text:p>Процессоры</text:p>
          </table:table-cell>
          <table:table-cell table:style-name="ce1" office:value-type="string" calcext:value-type="string">
            <text:p>Стоимость в руб</text:p>
          </table:table-cell>
          <table:table-cell table:style-name="ce1" office:value-type="string" calcext:value-type="string">
            <text:p>Итого в руб</text:p>
          </table:table-cell>
          <table:table-cell table:style-name="ce1" office:value-type="string" calcext:value-type="string">
            <text:p>Итого в у.е</text:p>
          </table:table-cell>
        </table:table-row>
        <table:table-row table:style-name="ro1">
          <table:table-cell table:style-name="ce3" office:value-type="date" office:date-value="2022-07-01" calcext:value-type="date">
            <text:p>01.07.22</text:p>
          </table:table-cell>
          <table:table-cell office:value-type="float" office:value="180" calcext:value-type="float">
            <text:p>180</text:p>
          </table:table-cell>
          <table:table-cell table:formula="of:=[.B10]*[.C$6]" office:value-type="float" office:value="3272400" calcext:value-type="float">
            <text:p>3272400</text:p>
          </table:table-cell>
          <table:table-cell office:value-type="float" office:value="150" calcext:value-type="float">
            <text:p>150</text:p>
          </table:table-cell>
          <table:table-cell table:formula="of:=[.D10]*[.D$6]" office:value-type="float" office:value="2424000" calcext:value-type="float">
            <text:p>2424000</text:p>
          </table:table-cell>
          <table:table-cell office:value-type="float" office:value="250" calcext:value-type="float">
            <text:p>250</text:p>
          </table:table-cell>
          <table:table-cell table:style-name="ce1" table:formula="of:=[.F10]*[.E$6]" office:value-type="float" office:value="3598125" calcext:value-type="float">
            <text:p>3598125</text:p>
          </table:table-cell>
          <table:table-cell table:style-name="ce1" table:formula="of:=[.G10]+[.E10]+[.C10]" office:value-type="float" office:value="9294525" calcext:value-type="float">
            <text:p>9294525</text:p>
          </table:table-cell>
          <table:table-cell table:style-name="ce1" table:formula="of:=[.H10]/Курс" office:value-type="float" office:value="184050" calcext:value-type="float">
            <text:p>184050</text:p>
          </table:table-cell>
        </table:table-row>
        <table:table-row table:style-name="ro1">
          <table:table-cell table:style-name="ce3" office:value-type="date" office:date-value="2022-08-01" calcext:value-type="date">
            <text:p>01.08.22</text:p>
          </table:table-cell>
          <table:table-cell office:value-type="float" office:value="210" calcext:value-type="float">
            <text:p>210</text:p>
          </table:table-cell>
          <table:table-cell table:formula="of:=[.B11]*[.C$6]" office:value-type="float" office:value="3817800" calcext:value-type="float">
            <text:p>3817800</text:p>
          </table:table-cell>
          <table:table-cell office:value-type="float" office:value="137" calcext:value-type="float">
            <text:p>137</text:p>
          </table:table-cell>
          <table:table-cell table:formula="of:=[.D11]*[.D$6]" office:value-type="float" office:value="2213920" calcext:value-type="float">
            <text:p>2213920</text:p>
          </table:table-cell>
          <table:table-cell office:value-type="float" office:value="240" calcext:value-type="float">
            <text:p>240</text:p>
          </table:table-cell>
          <table:table-cell table:style-name="ce1" table:formula="of:=[.F11]*[.E$6]" office:value-type="float" office:value="3454200" calcext:value-type="float">
            <text:p>3454200</text:p>
          </table:table-cell>
          <table:table-cell table:style-name="ce1" table:formula="of:=[.G11]+[.E11]+[.C11]" office:value-type="float" office:value="9485920" calcext:value-type="float">
            <text:p>9485920</text:p>
          </table:table-cell>
          <table:table-cell table:style-name="ce1" table:formula="of:=[.H11]/Курс" office:value-type="float" office:value="187840" calcext:value-type="float">
            <text:p>187840</text:p>
          </table:table-cell>
        </table:table-row>
        <table:table-row table:style-name="ro1">
          <table:table-cell table:style-name="ce3" office:value-type="date" office:date-value="2022-09-01" calcext:value-type="date">
            <text:p>01.09.22</text:p>
          </table:table-cell>
          <table:table-cell office:value-type="float" office:value="166" calcext:value-type="float">
            <text:p>166</text:p>
          </table:table-cell>
          <table:table-cell table:formula="of:=[.B12]*[.C$6]" office:value-type="float" office:value="3017880" calcext:value-type="float">
            <text:p>3017880</text:p>
          </table:table-cell>
          <table:table-cell office:value-type="float" office:value="195" calcext:value-type="float">
            <text:p>195</text:p>
          </table:table-cell>
          <table:table-cell table:formula="of:=[.D12]*[.D$6]" office:value-type="float" office:value="3151200" calcext:value-type="float">
            <text:p>3151200</text:p>
          </table:table-cell>
          <table:table-cell office:value-type="float" office:value="290" calcext:value-type="float">
            <text:p>290</text:p>
          </table:table-cell>
          <table:table-cell table:style-name="ce1" table:formula="of:=[.F12]*[.E$6]" office:value-type="float" office:value="4173825" calcext:value-type="float">
            <text:p>4173825</text:p>
          </table:table-cell>
          <table:table-cell table:style-name="ce1" table:formula="of:=[.G12]+[.E12]+[.C12]" office:value-type="float" office:value="10342905" calcext:value-type="float">
            <text:p>10342905</text:p>
          </table:table-cell>
          <table:table-cell table:style-name="ce1" table:formula="of:=[.H12]/Курс" office:value-type="float" office:value="204810" calcext:value-type="float">
            <text:p>204810</text:p>
          </table:table-cell>
        </table:table-row>
        <table:table-row table:style-name="ro1">
          <table:table-cell table:style-name="ce3" office:value-type="date" office:date-value="2022-10-01" calcext:value-type="date">
            <text:p>01.10.22</text:p>
          </table:table-cell>
          <table:table-cell office:value-type="float" office:value="145" calcext:value-type="float">
            <text:p>145</text:p>
          </table:table-cell>
          <table:table-cell table:formula="of:=[.B13]*[.C$6]" office:value-type="float" office:value="2636100" calcext:value-type="float">
            <text:p>2636100</text:p>
          </table:table-cell>
          <table:table-cell office:value-type="float" office:value="258" calcext:value-type="float">
            <text:p>258</text:p>
          </table:table-cell>
          <table:table-cell table:formula="of:=[.D13]*[.D$6]" office:value-type="float" office:value="4169280" calcext:value-type="float">
            <text:p>4169280</text:p>
          </table:table-cell>
          <table:table-cell office:value-type="float" office:value="250" calcext:value-type="float">
            <text:p>250</text:p>
          </table:table-cell>
          <table:table-cell table:style-name="ce1" table:formula="of:=[.F13]*[.E$6]" office:value-type="float" office:value="3598125" calcext:value-type="float">
            <text:p>3598125</text:p>
          </table:table-cell>
          <table:table-cell table:style-name="ce1" table:formula="of:=[.G13]+[.E13]+[.C13]" office:value-type="float" office:value="10403505" calcext:value-type="float">
            <text:p>10403505</text:p>
          </table:table-cell>
          <table:table-cell table:style-name="ce1" table:formula="of:=[.H13]/Курс" office:value-type="float" office:value="206010" calcext:value-type="float">
            <text:p>206010</text:p>
          </table:table-cell>
        </table:table-row>
        <table:table-row table:style-name="ro1">
          <table:table-cell table:style-name="ce3" office:value-type="date" office:date-value="2022-11-01" calcext:value-type="date">
            <text:p>01.11.22</text:p>
          </table:table-cell>
          <table:table-cell office:value-type="float" office:value="170" calcext:value-type="float">
            <text:p>170</text:p>
          </table:table-cell>
          <table:table-cell table:formula="of:=[.B14]*[.C$6]" office:value-type="float" office:value="3090600" calcext:value-type="float">
            <text:p>3090600</text:p>
          </table:table-cell>
          <table:table-cell office:value-type="float" office:value="315" calcext:value-type="float">
            <text:p>315</text:p>
          </table:table-cell>
          <table:table-cell table:formula="of:=[.D14]*[.D$6]" office:value-type="float" office:value="5090400" calcext:value-type="float">
            <text:p>5090400</text:p>
          </table:table-cell>
          <table:table-cell office:value-type="float" office:value="324" calcext:value-type="float">
            <text:p>324</text:p>
          </table:table-cell>
          <table:table-cell table:style-name="ce1" table:formula="of:=[.F14]*[.E$6]" office:value-type="float" office:value="4663170" calcext:value-type="float">
            <text:p>4663170</text:p>
          </table:table-cell>
          <table:table-cell table:style-name="ce1" table:formula="of:=[.G14]+[.E14]+[.C14]" office:value-type="float" office:value="12844170" calcext:value-type="float">
            <text:p>12844170</text:p>
          </table:table-cell>
          <table:table-cell table:style-name="ce1" table:formula="of:=[.H14]/Курс" office:value-type="float" office:value="254340" calcext:value-type="float">
            <text:p>254340</text:p>
          </table:table-cell>
        </table:table-row>
        <table:table-row table:style-name="ro1">
          <table:table-cell table:style-name="ce3" office:value-type="date" office:date-value="2022-12-01" calcext:value-type="date">
            <text:p>01.12.22</text:p>
          </table:table-cell>
          <table:table-cell office:value-type="float" office:value="285" calcext:value-type="float">
            <text:p>285</text:p>
          </table:table-cell>
          <table:table-cell table:formula="of:=[.B15]*[.C$6]" office:value-type="float" office:value="5181300" calcext:value-type="float">
            <text:p>5181300</text:p>
          </table:table-cell>
          <table:table-cell office:value-type="float" office:value="380" calcext:value-type="float">
            <text:p>380</text:p>
          </table:table-cell>
          <table:table-cell table:formula="of:=[.D15]*[.D$6]" office:value-type="float" office:value="6140800" calcext:value-type="float">
            <text:p>6140800</text:p>
          </table:table-cell>
          <table:table-cell office:value-type="float" office:value="255" calcext:value-type="float">
            <text:p>255</text:p>
          </table:table-cell>
          <table:table-cell table:style-name="ce1" table:formula="of:=[.F15]*[.E$6]" office:value-type="float" office:value="3670087.5" calcext:value-type="float">
            <text:p>3670087,5</text:p>
          </table:table-cell>
          <table:table-cell table:style-name="ce1" table:formula="of:=[.G15]+[.E15]+[.C15]" office:value-type="float" office:value="14992187.5" calcext:value-type="float">
            <text:p>14992187,5</text:p>
          </table:table-cell>
          <table:table-cell table:style-name="ce1" table:formula="of:=[.H15]/Курс" office:value-type="float" office:value="296875" calcext:value-type="float">
            <text:p>296875</text:p>
          </table:table-cell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6" table:number-rows-spanned="1">
            <text:p>Итоговые показатели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Итоговые функции</text:p>
          </table:table-cell>
          <table:table-cell office:value-type="string" calcext:value-type="string">
            <text:p>Мониторы</text:p>
          </table:table-cell>
          <table:table-cell/>
          <table:table-cell office:value-type="string" calcext:value-type="string">
            <text:p>Принтеры</text:p>
          </table:table-cell>
          <table:table-cell/>
          <table:table-cell office:value-type="string" calcext:value-type="string">
            <text:p>Процессор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сего оборудования</text:p>
          </table:table-cell>
          <table:table-cell table:formula="of:=SUM([.B10:.B15])" office:value-type="float" office:value="1156" calcext:value-type="float">
            <text:p>1156</text:p>
          </table:table-cell>
          <table:table-cell/>
          <table:table-cell table:formula="of:=SUM([.D10:.D15])" office:value-type="float" office:value="1435" calcext:value-type="float">
            <text:p>1435</text:p>
          </table:table-cell>
          <table:table-cell/>
          <table:table-cell table:formula="of:=SUM([.F10:.F15])" office:value-type="float" office:value="1609" calcext:value-type="float">
            <text:p>1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ксимальное число</text:p>
          </table:table-cell>
          <table:table-cell table:formula="of:=MAX([.B10:.B15])" office:value-type="float" office:value="285" calcext:value-type="float">
            <text:p>285</text:p>
          </table:table-cell>
          <table:table-cell/>
          <table:table-cell table:formula="of:=MAX([.D10:.D15])" office:value-type="float" office:value="380" calcext:value-type="float">
            <text:p>380</text:p>
          </table:table-cell>
          <table:table-cell/>
          <table:table-cell table:formula="of:=MAX([.F10:.F15])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инимальное число</text:p>
          </table:table-cell>
          <table:table-cell table:formula="of:=MIN([.B10:.B15])" office:value-type="float" office:value="145" calcext:value-type="float">
            <text:p>145</text:p>
          </table:table-cell>
          <table:table-cell/>
          <table:table-cell table:formula="of:=MIN([.D10:.D15])" office:value-type="float" office:value="137" calcext:value-type="float">
            <text:p>137</text:p>
          </table:table-cell>
          <table:table-cell/>
          <table:table-cell table:formula="of:=MIN([.F10:.F15])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редняя стоимость</text:p>
          </table:table-cell>
          <table:table-cell table:formula="of:=AVERAGE([.B$10:.B$15])" office:value-type="float" office:value="192.666666666667" calcext:value-type="float">
            <text:p>192,666666666667</text:p>
          </table:table-cell>
          <table:table-cell/>
          <table:table-cell table:formula="of:=AVERAGE([.D10:.D15])" office:value-type="float" office:value="239.166666666667" calcext:value-type="float">
            <text:p>239,166666666667</text:p>
          </table:table-cell>
          <table:table-cell/>
          <table:table-cell table:formula="of:=AVERAGE([.F10:.F15])" office:value-type="float" office:value="268.166666666667" calcext:value-type="float">
            <text:p>268,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сего месяцев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named-expressions>
        <table:named-range table:name="Курс" table:base-cell-address="$Лист1.$A$2" table:cell-range-address="$Лист1.$A$2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2T15:36:16.946000000</meta:creation-date>
    <meta:generator>LibreOffice/7.4.1.2$Windows_X86_64 LibreOffice_project/3c58a8f3a960df8bc8fd77b461821e42c061c5f0</meta:generator>
    <dc:date>2022-10-12T16:11:19.071000000</dc:date>
    <meta:editing-duration>PT35M2S</meta:editing-duration>
    <meta:editing-cycles>1</meta:editing-cycles>
    <meta:document-statistic meta:table-count="1" meta:cell-count="103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66cm" svg:height="4.035cm" xlink:href=".." xlink:type="simple" chart:class="chart:line" chart:style-name="ch1">
        <chart:legend chart:legend-position="end" svg:x="5.358cm" svg:y="1.22cm" style:legend-expansion="high" chart:style-name="ch2"/>
        <chart:plot-area chart:style-name="ch3" table:cell-range-address="Лист1.A9:Лист1.B15 Лист1.D9:Лист1.D15 Лист1.F9:Лист1.F15" chart:data-source-has-labels="both" svg:x="0.173cm" svg:y="0.08cm" svg:width="5.012cm" svg:height="3.875cm">
          <chart:coordinate-region svg:x="1.251cm" svg:y="0.279cm" svg:width="3.794cm" svg:height="2.21cm"/>
          <chart:axis chart:dimension="x" chart:name="primary-x" chart:style-name="ch4" chartooo:axis-type="auto">
            <chartooo:date-scale/>
            <chart:categories table:cell-range-address="Лист1.A10:Лист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10:Лист1.B15" chart:label-cell-address="Лист1.B9:Лист1.B9" chart:class="chart:line">
            <chart:data-point chart:repeated="6"/>
          </chart:series>
          <chart:series chart:style-name="ch8" chart:values-cell-range-address="Лист1.D10:Лист1.D15" chart:label-cell-address="Лист1.D9:Лист1.D9" chart:class="chart:line">
            <chart:data-point chart:repeated="6"/>
          </chart:series>
          <chart:series chart:style-name="ch9" chart:values-cell-range-address="Лист1.F10:Лист1.F15" chart:label-cell-address="Лист1.F9:Лист1.F9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ониторы</text:p>
                <draw:g>
                  <svg:desc>Лист1.B9:Лист1.B9</svg:desc>
                </draw:g>
              </table:table-cell>
              <table:table-cell office:value-type="string">
                <text:p>Принтеры</text:p>
                <draw:g>
                  <svg:desc>Лист1.D9:Лист1.D9</svg:desc>
                </draw:g>
              </table:table-cell>
              <table:table-cell office:value-type="string">
                <text:p>Процессоры</text:p>
                <draw:g>
                  <svg:desc>Лист1.F9:Лист1.F9</svg:desc>
                </draw:g>
              </table:table-cell>
            </table:table-row>
          </table:table-header-rows>
          <table:table-rows>
            <table:table-row>
              <table:table-cell office:value-type="float" office:value="44743">
                <text:p>44743</text:p>
                <draw:g>
                  <svg:desc>Лист1.A10:Лист1.A15</svg:desc>
                </draw:g>
              </table:table-cell>
              <table:table-cell office:value-type="float" office:value="180">
                <text:p>180</text:p>
                <draw:g>
                  <svg:desc>Лист1.B10:Лист1.B15</svg:desc>
                </draw:g>
              </table:table-cell>
              <table:table-cell office:value-type="float" office:value="150">
                <text:p>150</text:p>
                <draw:g>
                  <svg:desc>Лист1.D10:Лист1.D15</svg:desc>
                </draw:g>
              </table:table-cell>
              <table:table-cell office:value-type="float" office:value="250">
                <text:p>250</text:p>
                <draw:g>
                  <svg:desc>Лист1.F10:Лист1.F15</svg:desc>
                </draw:g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210">
                <text:p>210</text:p>
              </table:table-cell>
              <table:table-cell office:value-type="float" office:value="137">
                <text:p>13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166">
                <text:p>166</text:p>
              </table:table-cell>
              <table:table-cell office:value-type="float" office:value="195">
                <text:p>19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44835">
                <text:p>44835</text:p>
              </table:table-cell>
              <table:table-cell office:value-type="float" office:value="145">
                <text:p>145</text:p>
              </table:table-cell>
              <table:table-cell office:value-type="float" office:value="258">
                <text:p>25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4866">
                <text:p>44866</text:p>
              </table:table-cell>
              <table:table-cell office:value-type="float" office:value="170">
                <text:p>170</text:p>
              </table:table-cell>
              <table:table-cell office:value-type="float" office:value="315">
                <text:p>31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4896">
                <text:p>44896</text:p>
              </table:table-cell>
              <table:table-cell office:value-type="float" office:value="285">
                <text:p>285</text:p>
              </table:table-cell>
              <table:table-cell office:value-type="float" office:value="380">
                <text:p>380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37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5.915cm" svg:height="5.014cm" xlink:href=".." xlink:type="simple" chart:class="chart:circle" chart:style-name="ch1">
        <chart:title svg:x="1.829cm" svg:y="0.236cm" chart:style-name="ch2">
          <text:p>Мониторы</text:p>
        </chart:title>
        <chart:legend chart:legend-position="end" svg:x="3.837cm" svg:y="0.963cm" style:legend-expansion="high" chart:style-name="ch3"/>
        <chart:plot-area chart:style-name="ch4" table:cell-range-address="Лист1.A9:Лист1.B15" chart:data-source-has-labels="both" svg:x="0.118cm" svg:y="1.115cm" svg:width="3.601cm" svg:height="3.79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118cm" svg:y="1.936cm" svg:width="3.601cm" svg:height="2.15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Лист1.A10:Лист1.A1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Лист1.B10:Лист1.B15" chart:label-cell-address="Лист1.B9:Лист1.B9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ониторы</text:p>
                <draw:g>
                  <svg:desc>Лист1.B9:Лист1.B9</svg:desc>
                </draw:g>
              </table:table-cell>
            </table:table-row>
          </table:table-header-rows>
          <table:table-rows>
            <table:table-row>
              <table:table-cell office:value-type="float" office:value="44743">
                <text:p>44743</text:p>
                <draw:g>
                  <svg:desc>Лист1.A10:Лист1.A15</svg:desc>
                </draw:g>
              </table:table-cell>
              <table:table-cell office:value-type="float" office:value="180">
                <text:p>180</text:p>
                <draw:g>
                  <svg:desc>Лист1.B10:Лист1.B15</svg:desc>
                </draw:g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835">
                <text:p>4483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866">
                <text:p>4486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896">
                <text:p>44896</text:p>
              </table:table-cell>
              <table:table-cell office:value-type="float" office:value="285">
                <text:p>2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37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6.384cm" svg:height="4.592cm" xlink:href=".." xlink:type="simple" chart:class="chart:circle" chart:style-name="ch1">
        <chart:title svg:x="2.09cm" svg:y="0.227cm" chart:style-name="ch2">
          <text:p>Принтеры</text:p>
        </chart:title>
        <chart:legend chart:legend-position="end" svg:x="4.306cm" svg:y="0.752cm" style:legend-expansion="high" chart:style-name="ch3"/>
        <chart:plot-area chart:style-name="ch4" table:cell-range-address="Лист1.A9:Лист1.A15 Лист1.D9:Лист1.D15" chart:data-source-has-labels="both" svg:x="0.127cm" svg:y="1.097cm" svg:width="4.052cm" svg:height="3.40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127cm" svg:y="1.584cm" svg:width="4.052cm" svg:height="2.4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Лист1.A10:Лист1.A1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Лист1.D10:Лист1.D15" chart:label-cell-address="Лист1.D9:Лист1.D9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ринтеры</text:p>
                <draw:g>
                  <svg:desc>Лист1.D9:Лист1.D9</svg:desc>
                </draw:g>
              </table:table-cell>
            </table:table-row>
          </table:table-header-rows>
          <table:table-rows>
            <table:table-row>
              <table:table-cell office:value-type="float" office:value="44743">
                <text:p>44743</text:p>
                <draw:g>
                  <svg:desc>Лист1.A10:Лист1.A15</svg:desc>
                </draw:g>
              </table:table-cell>
              <table:table-cell office:value-type="float" office:value="150">
                <text:p>150</text:p>
                <draw:g>
                  <svg:desc>Лист1.D10:Лист1.D15</svg:desc>
                </draw:g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4835">
                <text:p>4483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4866">
                <text:p>4486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4896">
                <text:p>44896</text:p>
              </table:table-cell>
              <table:table-cell office:value-type="float" office:value="380">
                <text:p>3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37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5.491cm" svg:height="4.005cm" xlink:href=".." xlink:type="simple" chart:class="chart:ring" chart:style-name="ch1">
        <chart:title svg:x="1.379cm" svg:y="0.216cm" chart:style-name="ch2">
          <text:p>Процессоры</text:p>
        </chart:title>
        <chart:legend chart:legend-position="end" svg:x="1.545cm" svg:y="1.205cm" style:legend-expansion="high" chart:style-name="ch3"/>
        <chart:plot-area chart:style-name="ch4" table:cell-range-address="Лист1.A9:Лист1.A15 Лист1.F9:Лист1.F15" chart:data-source-has-labels="both" svg:x="0.109cm" svg:y="1.075cm" svg:width="1.327cm" svg:height="2.8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109cm" svg:y="2.103cm" svg:width="1.327cm" svg:height="0.79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Лист1.A10:Лист1.A1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Лист1.F10:Лист1.F15" chart:label-cell-address="Лист1.F9:Лист1.F9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роцессоры</text:p>
                <draw:g>
                  <svg:desc>Лист1.F9:Лист1.F9</svg:desc>
                </draw:g>
              </table:table-cell>
            </table:table-row>
          </table:table-header-rows>
          <table:table-rows>
            <table:table-row>
              <table:table-cell office:value-type="float" office:value="44743">
                <text:p>44743</text:p>
                <draw:g>
                  <svg:desc>Лист1.A10:Лист1.A15</svg:desc>
                </draw:g>
              </table:table-cell>
              <table:table-cell office:value-type="float" office:value="250">
                <text:p>250</text:p>
                <draw:g>
                  <svg:desc>Лист1.F10:Лист1.F15</svg:desc>
                </draw:g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44835">
                <text:p>4483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4866">
                <text:p>4486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4896">
                <text:p>44896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